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 taxi avanzaba paciente por la avenida nocturna y arbolada, en el asiento delantero, el conductor hostigaba recuerdos con canciones pasadas de moda. Su pasajero, resistiendo el embate musical, se obstina en prefigurar su reencuentro con Sofia, en el departamento con vista a la ciudad, y con la noche llenándose de gemidos y risas. Disfruta del miedo de que los planes sigan por otra ruta, como siempre sucede. El quiere estar con ella, ella lo espera, y él está lleg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Iglesias</meta:initial-creator>
    <meta:creation-date>2010-11-22T10:56:21</meta:creation-date>
    <meta:document-statistic meta:table-count="0" meta:image-count="0" meta:object-count="0" meta:page-count="1" meta:paragraph-count="1" meta:word-count="80" meta:character-count="474"/>
    <dc:date>2010-11-22T10:57:12</dc:date>
    <dc:creator>Miguel Iglesias</dc:creator>
    <meta:editing-duration>PT00H00M51S</meta:editing-duration>
    <meta:editing-cycles>1</meta:editing-cycles>
    <meta:generator>OpenOffice.org/3.2$Linux OpenOffice.org_project/320m12$Build-9483</meta:generator>
  </office:meta>
</office:document-meta>
</file>